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estination.setGoToReference( Object goTo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stination.getGoTo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stination.PDFDestination( String idRef , Object goTo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Destination.setGoToReference( String goTo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stination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Destination.getID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stin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stination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